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0e7eb" officeooo:paragraph-rsid="0000e7eb"/>
    </style:style>
    <style:style style:name="P2" style:family="paragraph" style:parent-style-name="Standard">
      <style:text-properties fo:font-weight="bold" officeooo:rsid="00036022" officeooo:paragraph-rsid="00036022" style:font-weight-asian="bold" style:font-weight-complex="bold"/>
    </style:style>
    <style:style style:name="P3" style:family="paragraph" style:parent-style-name="Standard">
      <style:text-properties fo:font-weight="normal" officeooo:rsid="00036022" officeooo:paragraph-rsid="00036022" style:font-weight-asian="normal" style:font-weight-complex="normal"/>
    </style:style>
    <style:style style:name="P4" style:family="paragraph" style:parent-style-name="Standard">
      <style:text-properties officeooo:rsid="000c18ce" officeooo:paragraph-rsid="000c18ce"/>
    </style:style>
    <style:style style:name="T1" style:family="text">
      <style:text-properties officeooo:rsid="0004b5f7"/>
    </style:style>
    <style:style style:name="T2" style:family="text">
      <style:text-properties officeooo:rsid="000dfd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Optimization</text:p>
      <text:p text:style-name="P2">Discuss the results. <text:s/>Are there any race conditions? How much communication (# msgs, bytes/msg) is there per variant?</text:p>
      <text:p text:style-name="P3"/>
      <text:p text:style-name="P1">Two programs were written to find the minimum of the given formula. <text:s/>The programs were responsible for taking two points: a starting and ending value for x. <text:s/>These points were broadcast to every MPI process. <text:s/>Every process subdivided the range and performed a Monte Carlo analysis to find the value of x that minimized the function.</text:p>
      <text:p text:style-name="P1"/>
      <text:p text:style-name="P1">The MPI implementation was rather simple. <text:s/>The root node transmitted the starting and ending points to each process, each of which then underwent 1M iterations of Monte Carlo. <text:s/>The processes found their local minimums and transmitted this information back to the root node. <text:s/>The root node evaluated each local minimum and found the absolute maximum. <text:s/>This implementation was simple due to not having to worry about threads and critical sections when updating the local minimum and value of x. <text:s/><text:span text:style-name="T1">In terms of communication, the root node transmitted two floating point values (4 bytes each) at the start. <text:s/>Then, each process sent their minimum back (4 bytes). <text:s/>Overall, message sizes were relatively small. <text:s/>At the maximum of 16 processes, the number of messages sent were around 45: two floats were broadcast to fifteen other processes, and each of the fifteen other processes sent back their local minimum. <text:s/>The size of the messages were 4 bytes each, which totaled 180 bytes of data sent. <text:s/>As the number of processes increased, the run time increased but the results became more accurate (each process was running 1M iterations on a subset of the data).</text:span></text:p>
      <text:p text:style-name="P1"/>
      <text:p text:style-name="P4">The hybrid OpenMP &amp; MPI implementation was not as trivial. <text:s/>The root node transmitted the start and end points as before, and each process still performed their Monte Carlo iterations. <text:s/><text:span text:style-name="T2">Race conditions became apparent when finding the minimizing x value. <text:s/>When each thread needed to compare its local minimum to the overall minimum from the process, a lock was acquired. <text:s/>The thread changed the value of the overall minimum if needed, and then released the lock. <text:s/>This technique was detrimental to the performance of the process, as each thread could not execute its iterations without substantial idle time waiting for the lock. <text:s/>Communication stayed the same, as the threads operated on their processes and only the processes needed to communicate. <text:s/>OpenMP was successful in reducing the run time of each set, as expected. <text:s/>As the number of threads increased, the run time of the program generally decreased. <text:s/>Interestingly, the run time with eight threads per processor was higher than the 2 or 4 threads, but was still lower than one thread. <text:s/>This is most likely due to more threads contending for the lock to access the minimum val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1:32:34.165404724</meta:creation-date>
    <dc:date>2017-11-16T11:59:54.222417808</dc:date>
    <meta:editing-duration>PT15M32S</meta:editing-duration>
    <meta:editing-cycles>36</meta:editing-cycles>
    <meta:generator>LibreOffice/5.3.7.2.0$Linux_X86_64 LibreOffice_project/30m0$Build-2</meta:generator>
    <meta:document-statistic meta:table-count="0" meta:image-count="0" meta:object-count="0" meta:page-count="1" meta:paragraph-count="5" meta:word-count="454" meta:character-count="2763" meta:non-whitespace-character-count="2290"/>
  </office:meta>
</office:document-meta>
</file>